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name-asian="宋体1" style:font-size-asian="16pt" style:font-size-complex="16pt"/>
    </style:style>
    <style:style style:name="P3" style:family="paragraph" style:parent-style-name="Text_20_body">
      <style:text-properties fo:font-size="16pt" style:font-name-asian="宋体1" style:font-size-asian="16pt" style:font-weight-asian="bold" style:font-size-complex="16pt"/>
    </style:style>
    <style:style style:name="P4" style:family="paragraph" style:parent-style-name="Text_20_body">
      <style:paragraph-properties fo:margin-left="1.483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6" style:family="paragraph" style:parent-style-name="Standard">
      <style:text-properties fo:font-size="18.25pt" style:font-size-asian="16pt" style:font-size-complex="18.25pt"/>
    </style:style>
    <style:style style:name="P7" style:family="paragraph" style:parent-style-name="Heading_20_1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Wingdings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/>
    </style:style>
    <style:style style:name="T7" style:family="text">
      <style:text-properties style:font-name="Calibri" fo:font-weight="bold" officeooo:rsid="001dc3fb" style:language-asian="zh" style:country-asian="CN"/>
    </style:style>
    <style:style style:name="T8" style:family="text">
      <style:text-properties fo:color="#ff0000"/>
    </style:style>
    <style:style style:name="T9" style:family="text">
      <style:text-properties fo:color="#ff0000" style:font-name-asian="宋体1"/>
    </style:style>
    <style:style style:name="T10" style:family="text">
      <style:text-properties fo:color="#ff0000" style:font-name="Calibri"/>
    </style:style>
    <style:style style:name="T11" style:family="text">
      <style:text-properties fo:color="#800000"/>
    </style:style>
    <style:style style:name="T12" style:family="text">
      <style:text-properties fo:color="#800000" style:font-name="Calibri"/>
    </style:style>
    <style:style style:name="T13" style:family="text">
      <style:text-properties fo:color="#000000" style:font-name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3">7.Servlet </text:span><text:span text:style-name="T2">路径映射</text:span></text:h>
      <text:p text:style-name="P1"><text:span text:style-name="T1">关于</text:span>Url-Pattern<text:span text:style-name="T1">的配置：</text:span></text:p>
      <text:p text:style-name="P4"><text:span text:style-name="T4">l</text:span>1.<text:span text:style-name="T1">完全路径匹配 以</text:span><text:span text:style-name="T5">/</text:span><text:span text:style-name="T1">开头 <text:s/>例如 </text:span><text:span text:style-name="T5">/aaa /aaa/bbb </text:span></text:p>
      <text:p text:style-name="P4"><text:span text:style-name="T4">l</text:span>2.<text:span text:style-name="T1">目录匹配</text:span><text:tab/><text:tab/><text:span text:style-name="T1">以</text:span>/<text:span text:style-name="T1">开头</text:span><text:tab/><text:span text:style-name="T1">例如</text:span> /aaa/* /*</text:p>
      <text:p text:style-name="P4"><text:span text:style-name="T4">l</text:span>3.<text:span text:style-name="T1">扩展名匹配</text:span><text:tab/><text:span text:style-name="T9">不能以</text:span><text:span text:style-name="T8">/</text:span><text:span text:style-name="T9">开头</text:span><text:span text:style-name="T1">例如</text:span> *.do *.action ....</text:p>
      <text:p text:style-name="P1"><text:tab/><text:tab/><text:span text:style-name="T1">优先级：</text:span> <text:span text:style-name="T9">完全路径匹配</text:span><text:span text:style-name="T8"> &gt; </text:span><text:span text:style-name="T9">目录匹配 </text:span><text:span text:style-name="T10">&gt; </text:span><text:span text:style-name="T9">扩展名匹配</text:span></text:p>
      <text:p text:style-name="P1"><text:tab/><text:span text:style-name="T1">经典错误：</text:span> /*.do</text:p>
      <text:p text:style-name="P2">举例：</text:p>
      <text:p text:style-name="P3">对于如下的一些映射关系：</text:p>
      <text:p text:style-name="P5"><text:span text:style-name="T4">l</text:span>Servlet1 <text:span text:style-name="T1">映射到 </text:span><text:span text:style-name="T5">/abc/*</text:span></text:p>
      <text:p text:style-name="P5"><text:span text:style-name="T4">l</text:span>Servlet2 <text:span text:style-name="T1">映射到 </text:span><text:span text:style-name="T5">/*</text:span></text:p>
      <text:p text:style-name="P5"><text:span text:style-name="T4">l</text:span>Servlet3 <text:span text:style-name="T1">映射到 </text:span><text:span text:style-name="T5">/abc</text:span></text:p>
      <text:p text:style-name="P5"><text:span text:style-name="T4">l</text:span>Servlet4 <text:span text:style-name="T1">映射到 </text:span><text:span text:style-name="T5">*.do</text:span></text:p>
      <text:p text:style-name="P3">问题：</text:p>
      <text:p text:style-name="P5"><text:span text:style-name="T4">l</text:span><text:span text:style-name="T1">当请求</text:span>URL<text:span text:style-name="T1">为“</text:span><text:span text:style-name="T5">/abc/a.html</text:span>”<text:span text:style-name="T1">，“</text:span><text:span text:style-name="T12">/abc/*</text:span>”<text:span text:style-name="T1">和“</text:span><text:span text:style-name="T5">/*</text:span>”<text:span text:style-name="T1">都匹配，哪个</text:span><text:span text:style-name="T5">servlet</text:span><text:span text:style-name="T1">响应</text:span></text:p>
      <text:p text:style-name="P1"><text:tab/><text:span text:style-name="T3">Servlet</text:span><text:span text:style-name="T2">引擎将调用</text:span><text:span text:style-name="T6">Servlet1</text:span><text:span text:style-name="T2">。同样是目录匹配所限定范围更精确的先匹配</text:span></text:p>
      <text:p text:style-name="P5"><text:span text:style-name="T4">l</text:span><text:span text:style-name="T1">当请求</text:span>URL<text:span text:style-name="T1">为“</text:span><text:span text:style-name="T5">/abc</text:span>”<text:span text:style-name="T1">时，“</text:span><text:span text:style-name="T5">/abc/*</text:span>”<text:span text:style-name="T1">和“</text:span><text:span text:style-name="T12">/abc</text:span><text:span text:style-name="T11">”</text:span><text:span text:style-name="T1">都匹配，哪个</text:span><text:span text:style-name="T5">servlet</text:span><text:span text:style-name="T1">响应</text:span></text:p>
      <text:p text:style-name="P1"><text:tab/><text:span text:style-name="T3">Servlet</text:span><text:span text:style-name="T2">引擎将调用</text:span><text:span text:style-name="T6">Servlet</text:span><text:span text:style-name="T7">2</text:span><text:span text:style-name="T2">。</text:span></text:p>
      <text:p text:style-name="P5"><text:span text:style-name="T4">l</text:span><text:span text:style-name="T1">当请求</text:span>URL<text:span text:style-name="T1">为“</text:span><text:span text:style-name="T5">/abc/a.do</text:span>”<text:span text:style-name="T1">时，“</text:span><text:span text:style-name="T5">/abc/*</text:span>”<text:span text:style-name="T1">和“</text:span><text:span text:style-name="T12">*.do</text:span>”<text:span text:style-name="T1">都匹配，哪个</text:span><text:span text:style-name="T5">servlet</text:span><text:span text:style-name="T1">响应</text:span></text:p>
      <text:p text:style-name="P1"><text:tab/><text:span text:style-name="T3">Servlet</text:span><text:span text:style-name="T2">引擎将调用</text:span><text:span text:style-name="T6">Servlet</text:span><text:span text:style-name="T7">2</text:span><text:span text:style-name="T1">。</text:span></text:p>
      <text:p text:style-name="P5"><text:span text:style-name="T4">l</text:span><text:span text:style-name="T1">当请求</text:span>URL<text:span text:style-name="T1">为“</text:span><text:span text:style-name="T5">/a.do</text:span>”<text:span text:style-name="T1">时，“</text:span><text:span text:style-name="T12">/*</text:span>”<text:span text:style-name="T1">和“</text:span><text:span text:style-name="T13">*.do</text:span>”<text:span text:style-name="T1">都匹配，哪个</text:span><text:span text:style-name="T5">servlet</text:span><text:span text:style-name="T1">响应</text:span></text:p>
      <text:p text:style-name="P1"><text:tab/><text:span text:style-name="T3">Servlet</text:span><text:span text:style-name="T2">引擎将调用</text:span><text:span text:style-name="T6">Servlet</text:span><text:span text:style-name="T7">1</text:span><text:span text:style-name="T6">.</text:span></text:p>
      <text:p text:style-name="P5"><text:span text:style-name="T4">l</text:span><text:span text:style-name="T1">当请求</text:span>URL<text:span text:style-name="T1">为“</text:span><text:span text:style-name="T5">/xxx/yyy/a.do</text:span>”<text:span text:style-name="T1">时，“</text:span><text:span text:style-name="T10">/*</text:span>”<text:span text:style-name="T1">和“</text:span><text:span text:style-name="T5">*.do</text:span>”<text:span text:style-name="T1">都匹配，哪个</text:span><text:span text:style-name="T5">servlet</text:span><text:span text:style-name="T1">响应</text:span></text:p>
      <text:p text:style-name="P1"><text:soft-page-break/><text:tab/><text:span text:style-name="T3">Servlet</text:span><text:span text:style-name="T2">引擎将调用</text:span><text:span text:style-name="T6">Servlet</text:span><text:span text:style-name="T7">1</text:span><text:span text:style-name="T2">。</text:span></text:p>
      <text:p text:style-name="P1"><text:tab/><text:tab/><text:tab/><text:tab/>* <text:span text:style-name="T1">服务器端路径</text:span><text:tab/><text:tab/>/demo4<text:tab/><text:span text:style-name="T1">（转发、包含</text:span>...<text:span text:style-name="T1">）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11S</meta:editing-duration>
    <meta:editing-cycles>5</meta:editing-cycles>
    <meta:generator>LibreOffice/5.3.0.3$Windows_X86_64 LibreOffice_project/7074905676c47b82bbcfbea1aeefc84afe1c50e1</meta:generator>
    <dc:date>2018-03-11T15:29:00.255000000</dc:date>
    <meta:document-statistic meta:table-count="0" meta:image-count="0" meta:object-count="0" meta:page-count="2" meta:paragraph-count="25" meta:word-count="300" meta:character-count="657" meta:non-whitespace-character-count="611"/>
    <meta:user-defined meta:name="Info 1"/>
    <meta:user-defined meta:name="Info 2"/>
    <meta:user-defined meta:name="Info 3"/>
    <meta:user-defined meta:name="Info 4"/>
  </office:meta>
</office:document-meta>
</file>